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>
      <style:text-properties style:font-name="Times New Roman" fo:font-size="12pt" style:font-size-asian="12pt" style:font-size-complex="12pt"/>
    </style:style>
    <style:style style:name="P2" style:family="paragraph" style:parent-style-name="List_20_Paragraph" style:list-style-name="WWNum2">
      <style:text-properties style:font-name="Times New Roman" fo:font-size="12pt" style:font-size-asian="12pt" style:font-size-complex="12pt"/>
    </style:style>
    <style:style style:name="P3" style:family="paragraph" style:parent-style-name="List_20_Paragraph">
      <style:paragraph-properties fo:line-height="100%"/>
      <style:text-properties style:font-name="Times New Roman" fo:font-size="12pt" style:font-size-asian="12pt" style:font-size-complex="12pt"/>
    </style:style>
    <style:style style:name="P4" style:family="paragraph" style:parent-style-name="List_20_Paragraph" style:list-style-name="WWNum1">
      <style:paragraph-properties fo:line-height="100%"/>
      <style:text-properties style:font-name="Times New Roman" fo:font-size="12pt" style:font-size-asian="12pt" style:font-size-complex="12pt"/>
    </style:style>
    <style:style style:name="P5" style:family="paragraph" style:parent-style-name="List_20_Paragraph" style:list-style-name="WWNum1" style:master-page-name="">
      <style:paragraph-properties fo:margin-left="0.4957in" fo:margin-right="0in" fo:margin-top="0in" fo:margin-bottom="0in" fo:line-height="100%" fo:text-indent="-0.248in" style:auto-text-indent="false" style:page-number="auto" style:shadow="none"/>
      <style:text-properties style:font-name="Times New Roman" fo:font-size="12pt" style:font-size-asian="12pt" style:font-size-complex="12pt"/>
    </style:style>
    <style:style style:name="P6" style:family="paragraph" style:parent-style-name="List_20_Paragraph">
      <style:paragraph-properties fo:margin-top="0in" fo:margin-bottom="0in" fo:line-height="100%" style:shadow="none"/>
      <style:text-properties style:font-name="Times New Roman" fo:font-size="12pt" style:font-size-asian="12pt" style:font-size-complex="12pt"/>
    </style:style>
    <style:style style:name="P7" style:family="paragraph" style:parent-style-name="List_20_Paragraph">
      <style:paragraph-properties fo:margin-top="0in" fo:margin-bottom="0in"/>
      <style:text-properties style:font-name="Times New Roman" fo:font-size="12pt" style:font-size-asian="12pt" style:font-size-complex="12pt"/>
    </style:style>
    <style:style style:name="P8" style:family="paragraph" style:parent-style-name="List_20_Paragraph">
      <style:paragraph-properties fo:margin-top="0in" fo:margin-bottom="0in" fo:line-height="100%"/>
      <style:text-properties style:font-name="Times New Roman" fo:font-size="12pt" style:font-size-asian="12pt" style:font-size-complex="12pt"/>
    </style:style>
    <style:style style:name="P9" style:family="paragraph" style:parent-style-name="List_20_Paragraph" style:list-style-name="WWNum2">
      <style:paragraph-properties fo:margin-top="0in" fo:margin-bottom="0in"/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.248in" fo:margin-right="0in" fo:margin-top="0in" fo:margin-bottom="0in" fo:line-height="100%" fo:text-indent="0.2402in" style:auto-text-indent="false" style:shadow="none"/>
      <style:text-properties style:font-name="Times New Roman" fo:font-size="12pt" style:font-size-asian="12pt" style:font-size-complex="12pt"/>
    </style:style>
    <style:style style:name="P15" style:family="paragraph" style:parent-style-name="Standard" style:master-page-name="Standard">
      <style:paragraph-properties fo:text-align="start" style:justify-single-word="false" style:page-number="auto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cs" fo:country="CZ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AM 3.1.6</text:p>
      <text:p text:style-name="P13">Instalace</text:p>
      <text:p text:style-name="P10">Stáhnout z program EXAM ze stránek <text:span text:style-name="T2">http://www.exam-ta.de</text:span>, sekce Downloads, nutná registrace. Produkt all-in-one.</text:p>
      <text:p text:style-name="P10">Instalaci zahájíme spuštěním stáhnutého .exe souboru. Během instalce se mimo jiné nainstaluje databáze PostgreSQL 8.4.8 a Python 2.5 – v instalačním dialogu Choose Components vybereme EXAM, EXAM_SA (StandAlone – generuje pythonovský kód), Python 2.5 a Site-Packeges a PostgreSQL 8.4.8. Ponecháme výchozí nastavení databáze (core <text:span text:style-name="T1">&amp;</text:span>exam).</text:p>
      <text:p text:style-name="P13">Nový projekt a jeho konfigurace</text:p>
      <text:p text:style-name="P11">Nový projekt</text:p>
      <text:list xml:id="list6640301475531939246" text:style-name="WWNum1">
        <text:list-item>
          <text:p text:style-name="P4">Přepneme EXAM do ADMIN perspektivy (vpravo nahoře).</text:p>
        </text:list-item>
        <text:list-item>
          <text:p text:style-name="P4">V Admin Browser pravým klikem <text:span text:style-name="T1">zobraz</text:span><text:span text:style-name="T3">íme rozbalovací menu a vybereme</text:span> New –<text:span text:style-name="T1">&gt;</text:span> New Admin Project.</text:p>
        </text:list-item>
        <text:list-item>
          <text:p text:style-name="P5">Project Name:<text:tab/><text:tab/>RPP<text:tab/></text:p>
        </text:list-item>
      </text:list>
      <text:p text:style-name="P14">DB Type:<text:tab/><text:tab/>PostgreSQL</text:p>
      <text:p text:style-name="P6">DB Host:<text:tab/><text:tab/>localhost</text:p>
      <text:p text:style-name="P6">DB Port:<text:tab/><text:tab/>5432</text:p>
      <text:p text:style-name="P6">DB Schema:<text:tab/><text:tab/>core</text:p>
      <text:p text:style-name="P6">DB Username:<text:tab/>core</text:p>
      <text:p text:style-name="P6">DB Password:<text:tab/><text:tab/>exam</text:p>
      <text:p text:style-name="P8">CodeSyncPath:<text:tab/>libovolná (musí to být prázdná složka, budou se do ni generovat <text:tab/><text:tab/><text:tab/>pythonovské kódy, vše ostatní bude smazáno)</text:p>
      <text:p text:style-name="P8">CodeSync: <text:tab/><text:tab/>on (nejdříve nutno odškrtnout CodeSyncInitiallyOff)</text:p>
      <text:p text:style-name="P3">CodeSyncInitiallyOff: nezaškrtnuto</text:p>
      <text:list xml:id="list33539056" text:continue-numbering="true" text:style-name="WWNum1">
        <text:list-item>
          <text:p text:style-name="P4">Next –<text:span text:style-name="T1">&gt;</text:span> Konfigurace Messaging for a new Database, zde nic nenastavovat, pouze kliknout na Next.</text:p>
        </text:list-item>
        <text:list-item>
          <text:p text:style-name="P4">Login to establish connection. Zde odškrtnout Install Generator (ten je již obsažen v EXAM_SA).</text:p>
        </text:list-item>
        <text:list-item>
          <text:p text:style-name="P4">Chyba – generátor pythonu prý není <text:span text:style-name="T3">aktivní</text:span><text:span text:style-name="T1">, </text:span><text:span text:style-name="T3">napraví</text:span><text:span text:style-name="T1"> se to zavřením a opětovným otevřením projektu (v Admin perspektivě v </text:span><text:span text:style-name="T3">Admin</text:span> Browser).</text:p>
        </text:list-item>
        <text:list-item>
          <text:p text:style-name="P4">Update modelu: admin perspektiva, pravý klik na projekt a Update –<text:span text:style-name="T1">&gt;</text:span> Model</text:p>
        </text:list-item>
        <text:list-item>
          <text:p text:style-name="P4">Vybrat části, které chcete importovat do projektu (doporučuji _1_core.zip) a Finish.</text:p>
        </text:list-item>
      </text:list>
      <text:p text:style-name="P11">Nový report manažer</text:p>
      <text:list xml:id="list3058929472419624160" text:style-name="WWNum2">
        <text:list-item>
          <text:p text:style-name="P2"><text:span text:style-name="T1">V horn</text:span><text:span text:style-name="T3">ím menu vpravo zvolíme</text:span> Reportmanager perspektivu.</text:p>
        </text:list-item>
        <text:list-item>
          <text:p text:style-name="P2">V Report Model Broswer pravým klikem New –<text:span text:style-name="T1">&gt;</text:span> Report Project.</text:p>
        </text:list-item>
        <text:list-item>
          <text:p text:style-name="P9"><text:soft-page-break/>Name:<text:tab/><text:tab/><text:tab/><text:span text:style-name="T1">Report</text:span></text:p>
        </text:list-item>
      </text:list>
      <text:p text:style-name="P7">Type of Database: <text:tab/>PostgreSQL</text:p>
      <text:p text:style-name="P7">Host:<text:tab/><text:tab/><text:tab/>localhost</text:p>
      <text:p text:style-name="P7">Port:<text:tab/><text:tab/><text:tab/>5432</text:p>
      <text:p text:style-name="P7">Schema:<text:tab/><text:tab/>exam_rmdb</text:p>
      <text:p text:style-name="P7">DB User Name:<text:tab/>exam_rmdb</text:p>
      <text:p text:style-name="P1">DB User Password:<text:tab/>exam</text:p>
      <text:list xml:id="list33559796" text:continue-numbering="true" text:style-name="WWNum2">
        <text:list-item>
          <text:p text:style-name="P2">Test connectivity – OK to recreate database.</text:p>
        </text:list-item>
        <text:list-item>
          <text:p text:style-name="P2">Finish</text:p>
        </text:list-item>
      </text:list>
      <text:p text:style-name="P11"><text:span text:style-name="T3">Aktivování generátorů</text:span></text:p>
      <text:p text:style-name="P12"><text:span text:style-name="T3">Následně je zapotřebí aktivovat generátory v Admin perspektivě. Po označení projektu v Admin Browser se v okně Generator Status objeví neaktivní generátory. Ty je třeba aktivovat. </text:span><text:bookmark text:name="_GoBack"/></text:p>
      <text:p text:style-name="P11">Konfigurace report manažeru</text:p>
      <text:p text:style-name="P10">Ve Windows –<text:span text:style-name="T1">&gt;</text:span> Preferences –<text:span text:style-name="T1">&gt;</text:span> EXAM –<text:span text:style-name="T1">&gt;</text:span> Testrunner –<text:span text:style-name="T1">&gt;</text:span> Report Target vybereme v Report Project založený jako report manažer (v našem případě Repor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cs" fo:country="CZ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</meta:initial-creator>
    <meta:editing-cycles>55</meta:editing-cycles>
    <meta:creation-date>2013-07-22T12:51:00</meta:creation-date>
    <dc:date>2013-09-27T13:40:20.16</dc:date>
    <meta:editing-duration>PT19M54S</meta:editing-duration>
    <meta:generator>OpenOffice.org/3.4.1$Win32 OpenOffice.org_project/341m1$Build-9593</meta:generator>
    <meta:document-statistic meta:table-count="0" meta:image-count="0" meta:object-count="0" meta:page-count="2" meta:paragraph-count="39" meta:word-count="325" meta:character-count="21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